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4cb16" style:font-size-asian="16pt" style:font-size-complex="16pt"/>
    </style:style>
    <style:style style:name="P2" style:family="paragraph" style:parent-style-name="Text_20_body">
      <style:text-properties officeooo:rsid="002313f0" officeooo:paragraph-rsid="00330de1"/>
    </style:style>
    <style:style style:name="P3" style:family="paragraph" style:parent-style-name="Text_20_body">
      <style:text-properties officeooo:rsid="00330de1" officeooo:paragraph-rsid="00330de1"/>
    </style:style>
    <style:style style:name="P4" style:family="paragraph" style:parent-style-name="Text_20_body">
      <style:text-properties officeooo:rsid="00317a8c" officeooo:paragraph-rsid="0034cb16"/>
    </style:style>
    <style:style style:name="P5" style:family="paragraph" style:parent-style-name="Text_20_body">
      <style:text-properties officeooo:paragraph-rsid="0034cb16"/>
    </style:style>
    <style:style style:name="P6" style:family="paragraph" style:parent-style-name="Heading_20_1" style:master-page-name="Right_20_Page">
      <style:paragraph-properties style:page-number="auto"/>
      <style:text-properties officeooo:rsid="00317a8c" officeooo:paragraph-rsid="0034cb16"/>
    </style:style>
    <style:style style:name="P7" style:family="paragraph" style:parent-style-name="Heading_20_2">
      <style:text-properties officeooo:paragraph-rsid="00330de1"/>
    </style:style>
    <style:style style:name="P8" style:family="paragraph" style:parent-style-name="Heading_20_2">
      <style:text-properties officeooo:paragraph-rsid="0034cb16"/>
    </style:style>
    <style:style style:name="P9" style:family="paragraph" style:parent-style-name="Heading_20_3">
      <style:text-properties officeooo:paragraph-rsid="00330de1"/>
    </style:style>
    <style:style style:name="P10" style:family="paragraph" style:parent-style-name="Heading_20_3">
      <style:text-properties officeooo:rsid="002313f0" officeooo:paragraph-rsid="00330de1"/>
    </style:style>
    <style:style style:name="P11" style:family="paragraph" style:parent-style-name="Heading_20_3">
      <style:text-properties officeooo:paragraph-rsid="0034cb16"/>
    </style:style>
    <style:style style:name="P12" style:family="paragraph" style:parent-style-name="Heading_20_3">
      <style:paragraph-properties fo:margin-top="0.101cm" fo:margin-bottom="0.199cm" loext:contextual-spacing="false"/>
      <style:text-properties officeooo:paragraph-rsid="00330de1"/>
    </style:style>
    <style:style style:name="P13" style:family="paragraph" style:parent-style-name="Heading_20_3">
      <style:paragraph-properties fo:margin-top="0.101cm" fo:margin-bottom="0.101cm" loext:contextual-spacing="false"/>
      <style:text-properties officeooo:paragraph-rsid="00330de1"/>
    </style:style>
    <style:style style:name="P14" style:family="paragraph" style:parent-style-name="Heading_20_3">
      <style:paragraph-properties fo:margin-top="0.199cm" fo:margin-bottom="0.101cm" loext:contextual-spacing="false"/>
      <style:text-properties officeooo:paragraph-rsid="00330de1"/>
    </style:style>
    <style:style style:name="T1" style:family="text">
      <style:text-properties officeooo:rsid="002313f0"/>
    </style:style>
    <style:style style:name="T2" style:family="text">
      <style:text-properties officeooo:rsid="000f14e3"/>
    </style:style>
    <style:style style:name="T3" style:family="text">
      <style:text-properties officeooo:rsid="004311b3"/>
    </style:style>
    <style:style style:name="T4" style:family="text">
      <style:text-properties officeooo:rsid="00330de1"/>
    </style:style>
    <style:style style:name="T5" style:family="text">
      <style:text-properties officeooo:rsid="00317a8c"/>
    </style:style>
    <style:style style:name="T6" style:family="text">
      <style:text-properties officeooo:rsid="001f1efa"/>
    </style:style>
    <style:style style:name="T7" style:family="text">
      <style:text-properties officeooo:rsid="001fd429"/>
    </style:style>
    <style:style style:name="T8" style:family="text">
      <style:text-properties officeooo:rsid="0034cb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e Pony Man</text:h>
      <text:p text:style-name="P8">(<text:span text:style-name="T6">Gordon Lightfoot</text:span>)</text:p>
      <text:p text:style-name="P11"><text:span text:style-name="T5">[VERSE 1]</text:span></text:p>
      <text:p text:style-name="P4"><text:s text:c="13"/>G <text:s text:c="18"/></text:p>
      <text:p text:style-name="P4">When it's midnight on the meadow </text:p>
      <text:p text:style-name="P4"><text:s text:c="9"/>C <text:s text:c="15"/>G</text:p>
      <text:p text:style-name="P4">and the cats are in the shed</text:p>
      <text:p text:style-name="P4"><text:s text:c="24"/>C <text:s text:c="12"/>D <text:s text:c="9"/>D7</text:p>
      <text:p text:style-name="P4">And the river tells a story at the window by my bed</text:p>
      <text:p text:style-name="P4"><text:s text:c="9"/>G <text:s text:c="24"/>C <text:s text:c="10"/>G </text:p>
      <text:p text:style-name="P4">If you listen very closely be as quiet as you can</text:p>
      <text:p text:style-name="P4"><text:s text:c="20"/>C <text:s text:c="9"/>D <text:s text:c="11"/>G </text:p>
      <text:p text:style-name="P4">In the yard you'll hear him it is the pony man.</text:p>
      <text:p text:style-name="P11">[VERSE 2]</text:p>
      <text:p text:style-name="P4"><text:s text:c="8"/>G <text:s text:c="22"/></text:p>
      <text:p text:style-name="P4">We're always there to greet him </text:p>
      <text:p text:style-name="P4"><text:s text:c="11"/>C <text:s text:c="9"/>G</text:p>
      <text:p text:style-name="P4">when he tumbles into town</text:p>
      <text:p text:style-name="P4"><text:s text:c="23"/>C <text:s text:c="3"/></text:p>
      <text:p text:style-name="P4">He leads a string of ponies </text:p>
      <text:p text:style-name="P4"><text:s text:c="11"/>D <text:s text:c="17"/>D7 </text:p>
      <text:p text:style-name="P4">some are white and some are brown</text:p>
      <text:p text:style-name="P4"><text:s text:c="11"/>G <text:s text:c="25"/></text:p>
      <text:p text:style-name="P4">And they never seem to kick or bite </text:p>
      <text:p text:style-name="P4"><text:s text:c="7"/>C <text:s text:c="10"/>G <text:s text:c="6"/></text:p>
      <text:p text:style-name="P4">they only want to play</text:p>
      <text:p text:style-name="P4"><text:s text:c="25"/>C <text:s text:c="6"/>D <text:s text:c="16"/>G <text:s/></text:p>
      <text:p text:style-name="P4">And they live on candy apples instead of oats and hay.</text:p>
      <text:p text:style-name="P11">[VERSE 3]</text:p>
      <text:p text:style-name="P4"><text:s text:c="6"/>G <text:s text:c="26"/>C <text:s text:c="12"/>G</text:p>
      <text:p text:style-name="P4">And when we're all assembled he gives a soft command</text:p>
      <text:p text:style-name="P4"><text:s text:c="27"/>C <text:s text:c="5"/>D <text:s text:c="14"/>D7 <text:s/></text:p>
      <text:p text:style-name="P4">And we climb aboard our ponies as in a row they stand</text:p>
      <text:p text:style-name="P4"><text:s text:c="7"/>G <text:s text:c="20"/></text:p>
      <text:p text:style-name="P4">Then down the road we gallop </text:p>
      <text:p text:style-name="P4"><text:soft-page-break/><text:s text:c="7"/>C <text:s text:c="17"/>G <text:s text:c="2"/></text:p>
      <text:p text:style-name="P4">and across the fields we fly</text:p>
      <text:p text:style-name="P4"><text:s text:c="22"/>C <text:s text:c="7"/></text:p>
      <text:p text:style-name="P4">And soon we all go sailing off </text:p>
      <text:p text:style-name="P4"><text:s text:c="2"/>D <text:s text:c="15"/>G </text:p>
      <text:p text:style-name="P4">into the midnight sky.</text:p>
      <text:p text:style-name="P11">[VERSE 4]</text:p>
      <text:p text:style-name="P4"><text:s text:c="4"/>G <text:s text:c="23"/>C <text:s text:c="15"/>G </text:p>
      <text:p text:style-name="P4">And as we gaily rock along beside a ripplin<text:span text:style-name="T8">g</text:span> sea</text:p>
      <text:p text:style-name="P4"><text:s text:c="25"/>C <text:s text:c="7"/>D <text:s text:c="10"/>D7</text:p>
      <text:p text:style-name="P4">There's Tom 'n Dick 'n Sally and Mary Joe and me</text:p>
      <text:p text:style-name="P4"><text:s text:c="10"/>G <text:s text:c="16"/></text:p>
      <text:p text:style-name="P4">And the pony man is leading </text:p>
      <text:p text:style-name="P4"><text:s text:c="15"/>C <text:s text:c="11"/>G <text:s text:c="7"/></text:p>
      <text:p text:style-name="P4">cause he's travelled here before</text:p>
      <text:p text:style-name="P4"><text:s text:c="30"/>C <text:s text:c="2"/></text:p>
      <text:p text:style-name="P4">And he gives a whoop and a holler </text:p>
      <text:p text:style-name="P4"><text:s text:c="3"/>D <text:s text:c="17"/>G </text:p>
      <text:p text:style-name="P4">at Mr. Moon's front door. </text:p>
      <text:p text:style-name="P11">[VERSE 5]</text:p>
      <text:p text:style-name="P4"><text:s text:c="4"/>G <text:s text:c="25"/></text:p>
      <text:p text:style-name="P4">And as we stop to rest a while </text:p>
      <text:p text:style-name="P4"><text:s text:c="12"/>C <text:s text:c="10"/>G </text:p>
      <text:p text:style-name="P4">where the soda river glides</text:p>
      <text:p text:style-name="P4"><text:s text:c="26"/>C <text:s text:c="7"/></text:p>
      <text:p text:style-name="P4">Up to the slip comes a pirate ship </text:p>
      <text:p text:style-name="P4"><text:s text:c="4"/>D <text:s text:c="12"/>D7 <text:s text:c="3"/></text:p>
      <text:p text:style-name="P4">to take us for a ride</text:p>
      <text:p text:style-name="P4"><text:s text:c="9"/>G <text:s text:c="20"/></text:p>
      <text:p text:style-name="P4">And the pony man's the captain </text:p>
      <text:p text:style-name="P4"><text:s text:c="11"/>C <text:s text:c="13"/>G <text:s text:c="2"/></text:p>
      <text:p text:style-name="P4">and the children are the crew</text:p>
      <text:p text:style-name="P4"><text:s text:c="26"/>C <text:s text:c="4"/></text:p>
      <text:p text:style-name="P4">And we go in search of treasure </text:p>
      <text:p text:style-name="P4"><text:s text:c="6"/>D <text:s text:c="20"/>G <text:s text:c="3"/></text:p>
      <text:p text:style-name="P4">and laugh the whole night through.</text:p>
      <text:p text:style-name="P11"><text:soft-page-break/>[VERSE 6]</text:p>
      <text:p text:style-name="P4"><text:s text:c="5"/>G <text:s text:c="31"/></text:p>
      <text:p text:style-name="P4">And when the hold is filled with gold </text:p>
      <text:p text:style-name="P4"><text:s text:c="10"/>C <text:s text:c="13"/>G</text:p>
      <text:p text:style-name="P4">and the sails begin to strain</text:p>
      <text:p text:style-name="P4"><text:s text:c="33"/>C <text:s text:c="6"/></text:p>
      <text:p text:style-name="P4">And the deck's piled high with apple pie </text:p>
      <text:p text:style-name="P4"><text:s text:c="4"/>D <text:s text:c="13"/>D7 </text:p>
      <text:p text:style-name="P4">we head for port again</text:p>
      <text:p text:style-name="P4"><text:s text:c="5"/>G <text:s text:c="25"/></text:p>
      <text:p text:style-name="P4">And down the whirling staircase </text:p>
      <text:p text:style-name="P4"><text:s text:c="5"/>C <text:s text:c="14"/>G <text:s text:c="4"/></text:p>
      <text:p text:style-name="P4">so swift our ponies fly</text:p>
      <text:p text:style-name="P4"><text:s text:c="25"/>C <text:s text:c="8"/></text:p>
      <text:p text:style-name="P4">And we're safely in our beds again </text:p>
      <text:p text:style-name="P4"><text:s/>D <text:s text:c="25"/>G</text:p>
      <text:p text:style-name="P4"><text:span text:style-name="T5">when the sunbeams kiss the sk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M9S</meta:editing-duration>
    <meta:editing-cycles>36</meta:editing-cycles>
    <meta:generator>LibreOffice/5.3.6.1$MacOSX_X86_64 LibreOffice_project/686f202eff87ef707079aeb7f485847613344eb7</meta:generator>
    <dc:title>Lyrics + Chords</dc:title>
    <dc:date>2017-11-03T14:59:28.317345000</dc:date>
    <meta:print-date>2017-04-03T12:23:29.985893000</meta:print-date>
    <meta:document-statistic meta:table-count="0" meta:image-count="0" meta:object-count="0" meta:page-count="3" meta:paragraph-count="88" meta:word-count="376" meta:character-count="2810" meta:non-whitespace-character-count="124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